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4"/>
    <style:style style:name="P3" style:family="paragraph" style:parent-style-name="Text_20_body">
      <style:text-properties fo:color="#000000" fo:background-color="transparent"/>
    </style:style>
    <style:style style:name="P4" style:family="paragraph" style:parent-style-name="Text_20_body" style:list-style-name="L2">
      <style:text-properties fo:color="#000000" fo:background-color="transparent"/>
    </style:style>
    <style:style style:name="P5" style:family="paragraph" style:parent-style-name="Text_20_body" style:list-style-name="L3">
      <style:text-properties fo:color="#000000" fo:background-color="transparent"/>
    </style:style>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text-properties fo:color="#000000" fo:background-color="transparent"/>
    </style:style>
    <style:style style:name="P9" style:family="paragraph" style:parent-style-name="Text_20_body" style:list-style-name="L3">
      <style:paragraph-properties fo:margin-top="0in" fo:margin-bottom="0in" loext:contextual-spacing="false"/>
      <style:text-properties fo:color="#000000" fo:background-color="transparent"/>
    </style:style>
    <style:style style:name="P10" style:family="paragraph" style:parent-style-name="Text_20_body" style:list-style-name="L4">
      <style:paragraph-properties fo:margin-top="0in" fo:margin-bottom="0in" loext:contextual-spacing="false"/>
      <style:text-properties fo:color="#000000" fo:background-color="transparent"/>
    </style:style>
    <style:style style:name="T1" style:family="text">
      <style:text-properties fo:background-color="#db5e36" loext:char-shading-value="0"/>
    </style:style>
    <style:style style:name="T2" style:family="text">
      <style:text-properties fo:color="#ff0000"/>
    </style:style>
    <style:style style:name="T3" style:family="text">
      <style:text-properties fo:color="#ff0000" fo:background-color="transparent" loext:char-shading-value="0"/>
    </style:style>
    <style:style style:name="T4" style:family="text">
      <style:text-properties fo:color="#ff0000" fo:background-color="transparent" loext:char-shading-value="0"/>
    </style:style>
    <style:style style:name="T5" style:family="text">
      <style:text-properties fo:color="#008000"/>
    </style:style>
    <style:style style:name="T6" style:family="text">
      <style:text-properties fo:color="#008000" fo:background-color="transparent" loext:char-shading-value="0"/>
    </style:style>
    <style:style style:name="T7" style:family="text">
      <style:text-properties fo:color="#008000" fo:background-color="transparent" loext:char-shading-value="0"/>
    </style:style>
    <style:style style:name="T8" style:family="text">
      <style:text-properties fo:color="#000000"/>
    </style:style>
    <style:style style:name="T9" style:family="text">
      <style:text-properties fo:color="#000000" fo:background-color="#db5e36" loext:char-shading-value="0"/>
    </style:style>
    <style:style style:name="T10" style:family="text">
      <style:text-properties fo:color="#000000" fo:background-color="transparent" loext:char-shading-value="0"/>
    </style:style>
    <style:style style:name="T11" style:family="text">
      <style:text-properties fo:color="#000000" fo:background-color="transparent" loext:char-shading-value="0"/>
    </style:style>
    <style:style style:name="T12" style:family="text">
      <style:text-properties fo:color="#000000"/>
    </style:style>
    <style:style style:name="T13" style:family="text">
      <style:text-properties fo:background-color="transparent" loext:char-shading-value="0"/>
    </style:style>
    <style:style style:name="T14" style:family="text">
      <style:text-properties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zure Networking Cheat Sheet</text:h>
      <text:p text:style-name="Text_20_body"><text:span text:style-name="Strong_20_Emphasis">Virtual Network (vNet)</text:span> is a logically isolated section of the Azure Network where you launch your Azure resources.</text:p>
      <text:p text:style-name="Text_20_body">VNET peering is when you connect multiple VNet so they act as one network.</text:p>
      <text:p text:style-name="Text_20_body"><text:span text:style-name="Strong_20_Emphasis">1. Regional VNet Peering</text:span> When you peer two VNets from the same region</text:p>
      <text:p text:style-name="Text_20_body"><text:span text:style-name="Strong_20_Emphasis">2. Global VNet peering</text:span> When you peer two VNets from two different regions </text:p>
      <text:p text:style-name="Text_20_body"><text:span text:style-name="Strong_20_Emphasis">A Network Interface Controller (NIC)</text:span></text:p>
      <text:p text:style-name="Text_20_body"><text:span text:style-name="T11">A </text:span><text:span text:style-name="Strong_20_Emphasis"><text:span text:style-name="T11">computer hardware component</text:span></text:span><text:span text:style-name="T11"> that connects a computer to a computer network.</text:span></text:p>
      <text:p text:style-name="Text_20_body">NICs communicate usi<text:span text:style-name="T8">ng </text:span><text:span text:style-name="Strong_20_Emphasis"><text:span text:style-name="T8">Internet Protocol (IP)</text:span></text:span></text:p>
      <text:p text:style-name="Text_20_body"><text:span text:style-name="Strong_20_Emphasis">Azure Network Interfaces (NICs)</text:span></text:p>
      <text:list xml:id="list460023728" text:style-name="L1">
        <text:list-item>
          <text:p text:style-name="P6">Azure Network Interfaces are attached to Azure VM instance. </text:p>
        </text:list-item>
        <text:list-item>
          <text:p text:style-name="P6">Without an NIC, An Azure VM instance would have no way to communicate. </text:p>
        </text:list-item>
        <text:list-item>
          <text:p text:style-name="P1">An Azure VM instance has to have an NIC and can have multiple NICs. </text:p>
        </text:list-item>
      </text:list>
      <text:p text:style-name="Text_20_body">A Route Table is a table of data stored in a router or network host that lists routes to the next destinations.</text:p>
      <text:p text:style-name="Text_20_body">By default Azure creates a route table with defaults routes and associates them to your subnets so you don’t have to do anything to get routing.</text:p>
      <text:p text:style-name="Text_20_body">You can override the system routes assigned to your subnets by creating a new route table and associating it with a subnet.</text:p>
      <text:p text:style-name="Text_20_body"><text:span text:style-name="Strong_20_Emphasis">What is an</text:span><text:span text:style-name="Strong_20_Emphasis"><text:span text:style-name="T11"> Address Space?</text:span></text:span></text:p>
      <text:p text:style-name="Text_20_body"><text:span text:style-name="T11">It is </text:span><text:span text:style-name="Strong_20_Emphasis"><text:span text:style-name="T11">a range of available IP addresses</text:span></text:span><text:span text:style-name="T11"> that you are </text:span><text:span text:style-name="Strong_20_Emphasis"><text:span text:style-name="T11">allocating</text:span></text:span><text:span text:style-name="T11"> for you use within your Virtual Network (VNeT)</text:span></text:p>
      <text:p text:style-name="P3">The amount of IP addresses available is determined based on the CIDR range notation eg. 10.0.0.0/24</text:p>
      <text:p text:style-name="Text_20_body"><text:span text:style-name="T11">A subnet is </text:span><text:span text:style-name="Strong_20_Emphasis"><text:span text:style-name="T11">a logical division of an address space</text:span></text:span><text:span text:style-name="T11">. </text:span></text:p>
      <text:p text:style-name="P3">A subnet needs a Route Table so it can access </text:p>
      <text:p text:style-name="Text_20_body"><text:span text:style-name="T11">Azure </text:span><text:span text:style-name="Strong_20_Emphasis"><text:span text:style-name="T11">has no concept of private and public subnets</text:span></text:span><text:span text:style-name="T11"> and its up to you to configure our subnets to have ensure they do no reach the internet by ensuring they have no route via the their route table to the Internet Gateway</text:span></text:p>
      <text:p text:style-name="P3">You can associate an NSG to protect traffic entering and leaving your subnet by applying security rules that can </text:p>
      <text:p text:style-name="P3">Azure has a special type of Gateway Subnet that is used by Azure Virtual Network Gateway and that service</text:p>
      <text:p text:style-name="Text_20_body"><text:soft-page-break/><text:span text:style-name="Strong_20_Emphasis"><text:span text:style-name="T11">Azure Private Links</text:span></text:span><text:span text:style-name="T11"> allows you to </text:span><text:span text:style-name="Strong_20_Emphasis"><text:span text:style-name="T11">establish secure connections</text:span></text:span><text:span text:style-name="T11"> between Azure resources so traffic </text:span><text:span text:style-name="Strong_20_Emphasis"><text:span text:style-name="T11">remains within the Azure Network</text:span></text:span></text:p>
      <text:p text:style-name="Text_20_body"><text:span text:style-name="Strong_20_Emphasis"><text:span text:style-name="T11">Private Link Endpoint</text:span></text:span><text:span text:style-name="T11"> is a </text:span><text:span text:style-name="Strong_20_Emphasis"><text:span text:style-name="T11">Network Interface</text:span></text:span><text:span text:style-name="T11"> that connects you privately and securely to a service powered by Azure Private Link. Private Endpoint uses a private IP address from your VNet</text:span></text:p>
      <text:p text:style-name="Text_20_body"><text:span text:style-name="Strong_20_Emphasis"><text:span text:style-name="T11">Private Link Service</text:span></text:span><text:span text:style-name="T11"> allows you to connect your own workload to Private Link. You need an </text:span><text:span text:style-name="Strong_20_Emphasis"><text:span text:style-name="T11">Azure Standard Internal Load Balancer</text:span></text:span><text:span text:style-name="T11"> and associate it with the Link Service</text:span></text:p>
      <text:p text:style-name="Text_20_body"><text:span text:style-name="Strong_20_Emphasis"><text:span text:style-name="T11">Azure Firewall</text:span></text:span><text:span text:style-name="T11"> is a managed, </text:span><text:span text:style-name="Strong_20_Emphasis"><text:span text:style-name="T11">cloud-based network security service</text:span></text:span><text:span text:style-name="T11"> that protects your </text:span><text:span text:style-name="Strong_20_Emphasis"><text:span text:style-name="T11">Azure VNets</text:span></text:span><text:span text:style-name="T11"> resources</text:span></text:p>
      <text:p text:style-name="Text_20_body"><text:span text:style-name="T11">It is a </text:span><text:span text:style-name="Strong_20_Emphasis"><text:span text:style-name="T11">fully stateful</text:span></text:span><text:span text:style-name="T11"> Firewall as a Service (FWaaS) with:</text:span></text:p>
      <text:list xml:id="list3778059691" text:style-name="L2">
        <text:list-item>
          <text:p text:style-name="P8">built-in high availability </text:p>
        </text:list-item>
        <text:list-item>
          <text:p text:style-name="P4">unrestricted cloud scalability </text:p>
        </text:list-item>
      </text:list>
      <text:p text:style-name="Text_20_body"><text:span text:style-name="T11">You can centrally </text:span><text:span text:style-name="Strong_20_Emphasis"><text:span text:style-name="T11">create, enforce, and log</text:span></text:span><text:span text:style-name="T11"> application and network connectivity policies across subscriptions and virtual networks.</text:span></text:p>
      <text:p text:style-name="Text_20_body"><text:span text:style-name="T11">Azure Firewall uses a </text:span><text:span text:style-name="Strong_20_Emphasis"><text:span text:style-name="T11">static public IP address</text:span></text:span><text:span text:style-name="T11"> for your VNet resources allowing outside firewalls to identify traffic originating from your virtual network. </text:span></text:p>
      <text:p text:style-name="Text_20_body"><text:span text:style-name="T11">The service is fully integrated with </text:span><text:span text:style-name="Strong_20_Emphasis"><text:span text:style-name="T11">Azure Monitor</text:span></text:span><text:span text:style-name="T11"> for logging and analytics.</text:span></text:p>
      <text:p text:style-name="Text_20_body"><text:span text:style-name="T11">Traffic </text:span><text:span text:style-name="Strong_20_Emphasis"><text:span text:style-name="T11">Filtering</text:span></text:span></text:p>
      <text:p text:style-name="Text_20_body"><text:span text:style-name="T11">Traffic is </text:span><text:span text:style-name="Strong_20_Emphasis"><text:span text:style-name="T11">denied</text:span></text:span><text:span text:style-name="T11"> by default</text:span></text:p>
      <text:list xml:id="list2744531217" text:style-name="L3">
        <text:list-item>
          <text:p text:style-name="P9">You launch an Azure Firewall in its on VNet </text:p>
        </text:list-item>
        <text:list-item>
          <text:p text:style-name="P9">Other VNets pass through this Central Vnet </text:p>
        </text:list-item>
        <text:list-item>
          <text:p text:style-name="P7"><text:span text:style-name="T11">You get </text:span><text:span text:style-name="Strong_20_Emphasis"><text:span text:style-name="T11">Microsoft Threat Intelligence</text:span></text:span><text:span text:style-name="T11"> </text:span></text:p>
          <text:list>
            <text:list-item>
              <text:p text:style-name="P5">Blocks know malicious IPs and FQDNs </text:p>
            </text:list-item>
          </text:list>
        </text:list-item>
      </text:list>
      <text:p text:style-name="Text_20_body"><text:span text:style-name="Strong_20_Emphasis"><text:span text:style-name="T11">Azure ExpressRoutes</text:span></text:span><text:span text:style-name="T11"> creates </text:span><text:span text:style-name="Strong_20_Emphasis"><text:span text:style-name="T11">private connections</text:span></text:span><text:span text:style-name="T11"> between Azure datacenters and infrastructure on your premises or in a colocation environment</text:span></text:p>
      <text:p text:style-name="P3">Connectivity can be from an:</text:p>
      <text:list xml:id="list2621204443" text:style-name="L4">
        <text:list-item>
          <text:p text:style-name="P10">any-to-any (IP VPN) network </text:p>
        </text:list-item>
        <text:list-item>
          <text:p text:style-name="P10">a point-to-point Ethernet network </text:p>
        </text:list-item>
        <text:list-item>
          <text:p text:style-name="P2"><text:span text:style-name="T11">virtual cross-connection through a connectivity provider at a </text:span><text:span text:style-name="Strong_20_Emphasis"><text:span text:style-name="T11">colocation facility</text:span></text:span><text:span text:style-name="T11"> </text:span></text:p>
        </text:list-item>
      </text:list>
      <text:p text:style-name="Text_20_body"><text:span text:style-name="T11">ExpressRoute Direct allows for greater bandwidth connections from 50 Mbps to 10Gbps</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9T10:24:36.542295148</meta:creation-date>
    <dc:date>2022-05-13T08:29:55.120257772</dc:date>
    <meta:editing-duration>PT1M4S</meta:editing-duration>
    <meta:editing-cycles>2</meta:editing-cycles>
    <meta:generator>LibreOffice/6.4.7.2$Linux_X86_64 LibreOffice_project/40$Build-2</meta:generator>
    <meta:print-date>2022-05-13T08:29:47.571056231</meta:print-date>
    <meta:document-statistic meta:table-count="0" meta:image-count="0" meta:object-count="0" meta:page-count="2" meta:paragraph-count="45" meta:word-count="597" meta:character-count="3578" meta:non-whitespace-character-count="3021"/>
  </office:meta>
</office:document-meta>
</file>